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sgiConfigLoginModule.initialize( Subject subject , CallbackHandler callbackHandler , Map &lt; String , ? &gt; sharedState , Map &lt; String , ? &gt;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sgiConfigLoginModule.log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sgiConfigLoginModule.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sgiConfigLoginModule.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sgiConfigLoginModule.logi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3">
            <text:p text:style-name="Table_20_Contents">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